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.265cm" fo:margin-bottom="0.265cm" fo:line-height="110%" fo:orphans="2" fo:widows="2" fo:text-indent="0cm" style:auto-text-indent="false"/>
      <style:text-properties fo:font-variant="normal" fo:text-transform="none" fo:color="#1c1c1c" style:font-name="apple-system" fo:font-size="13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529cm" fo:margin-bottom="0.265cm" fo:line-height="110%" fo:orphans="2" fo:widows="2" fo:text-indent="0cm" style:auto-text-indent="false"/>
      <style:text-properties fo:font-variant="normal" fo:text-transform="none" fo:color="#1c1c1c" style:font-name="apple-system" fo:font-size="18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À MODA DA CASA - camarão, cogumelos, queijo ralado, cebola<text:line-break/>À MODA DO GINO - gorgonzola, muzzarela, ricota, bacon<text:line-break/>ABOBRINHA - muzzarela, abobrinha marinada, tomate fatiado, parmesão<text:line-break/>ALCACHOFRA - muzzarela, molho, cebolinha, coração de alcachofra, parmesão<text:line-break/>ALCAPARRAS - lombo assado, tomate fatiado, alcaparras, queijo ralado, cebola<text:line-break/>ALHO E ÓLEO - alho, bacon<text:line-break/>ALICHE - aliche importado, molho de tomate<text:line-break/>AMERICANA - presunto, ricota, alcaparras<text:line-break/>ASPARGO - aspargo, queijo ralado, muzzarela<text:line-break/>ATUM - atum, cebola, azeitonas<text:line-break/>BACALHAU - bacalhau, ovos, azeitonas, cebola<text:line-break/>BACON - muzzarela, bacon<text:line-break/>BAIACATU - catupiri, calabreza moida, cebola<text:line-break/>BAIANA - calabreza moída com molho especial, muzzarela<text:line-break/>BERINJELA - berinjela, aliche, queijo ralado, cebola<text:line-break/>BOLONHESA - carne moída, ovos, muzzarela. cebola<text:line-break/>BOLIVIANA - milho verde. catupiri, atum, cebola<text:line-break/>BRÓCOLIS - brócolis, cebolas, bacon<text:line-break/>CALABRESA - calabreza, azeitonas, cebola<text:line-break/>CALABRESA ARTESANAL - calabreza, azeitonas, cebola<text:line-break/>CAMARÃO - camarão, molho, queijo ralado, cebola<text:line-break/>CAMARÃO COM CATUPIRI - camarão c/ catupiri, cebola e parmesão<text:line-break/>CANADENSE - catupiri, alcaparras, lombinho<text:line-break/>CATUPIRI - catupiri, tomate fatiado, azeitonas, queijo ralado<text:line-break/>CAPRESE - muzzarela, tomate fatiado, muzzarela de búfala, pasta de azeitona preta e manjericão<text:line-break/>CARPACCIO - molho de carpaccio c/ alcaparras e parmesão<text:line-break/>CEBOLA - cebola, cebolinha, azeitonas<text:line-break/>CHEDDAR - tomate fatiado, azeitonas, cheddar<text:line-break/>CINCO QUEIJOS - muzzarela, catupiri, provolone. parmesão. cheddar<text:line-break/>COGUMELO - cogumelo, queijo ralado, muzzarela<text:line-break/>DOIS QUEIJOS - muzzarela e catupiry<text:line-break/>ESPINAFRE - espinafre refogado e ricota<text:line-break/>ENROLADINHO - catupiri, presunto, muzzarela<text:line-break/>ESCAROLA - escarola. aliche, bacon, muzzarela<text:line-break/>FIORENTINA - muzzarela. salame, molho com creme de leite, cogumelos<text:line-break/>FRANGO - frango, bacon, muzzarela, cebola<text:line-break/>FRANGO CHEDDAR - frango, milho verde, cebola, cheddar<text:line-break/>FRANGORI - frango, catupiri, bacon, cebola<text:line-break/>GENOVESA - palmito, catupiri. muzzarela<text:line-break/>GORGONZOLA - gorgonzola<text:line-break/>INGLESA - provolone com copa<text:line-break/>ITALIANA - molho pesto, muzzarela de búfala, tomate pelado<text:line-break/>LOMBINHO - molho, lombo canadense, muzzarela<text:line-break/>LOMBO CHEDDAR - lombo canadense, molho, cheddar<text:line-break/>MARGHERITA - muzzarela, manjericão, azeitonas<text:line-break/>MEXICANA - milho verde, atum, cebola, ervilhas<text:line-break/>MILHO VERDE - muzzarela, milho verde<text:line-break/>MORTADELA - mortadela, muzzarela de búfala e rúcula<text:line-break/>MUZZARELA - muzzarela<text:line-break/>MUZZARELA DE BÚFALA - muzzarela de bufala<text:line-break/>NAPOLITANA - muzzarela, tomate fatiado, queijo ralado<text:line-break/>ORIENTAL - pimentão, palmito, erva doce, cebola<text:line-break/><text:soft-page-break/>PALMITO - palmito, cebola, azeitonas, muzzarela<text:line-break/>PEITO DE PERU - muzzarela, peito de peru e molho de tomate<text:line-break/>PEPPERONI - salame tipo pepperoni, pimentão, muzzarela, cebolinha<text:line-break/>PERUANA - atum com muzzarela, cebola<text:line-break/>PORTUGUESA - presunto, ervilha, palmito,ovos,cebola,azeitonas,muzzarela<text:line-break/>PRESUNTO - muzzarela, presunto<text:line-break/>PRESUNTO PARMA - muzzarela, parma, molho de tomate e azeitonas<text:line-break/>PROVOLONE - tomate fatiado, queijo ralado<text:line-break/>QUATRO QUEIJOS A - ricota. provolone. gorgorzola, queijo parmesão<text:line-break/>QUATRO QUEIJOS B - catupiri, gorgonzola, ricota, muzzarela<text:line-break/>QUATRO QUEIJOS C - muzzarela, catupiri, provolone, parmesão<text:line-break/>RICOTA - ricota, molho, lombinho<text:line-break/>ROMANA - muzzarela com aliche importado<text:line-break/>SABOROSA - 1/3 de atum, 1/3 de camarão, 1/3 de aliche<text:line-break/>SARDELA - muzzarela, sardela, rúcula e azeitonas<text:line-break/>SICILIANA - catupiri, cogumelo, bacon, azeitonas<text:line-break/>SHIITAKE - shiitake, muzzarela de búfala e molho de tomate<text:line-break/>TOMATE SECO - muzzarela, brócolis ou rúcula, tomate seco<text:line-break/>VEGETARIANA - escarola, palmito, milho verde, cogumelo, cebola<text:line-break/>ZIG-ZAG - muzzarela com calabreza</text:p>
      <text:h text:style-name="P2" text:outline-level="4">Temos Muzzarela de Búfala e Utilizamos Aliche Importado.</text:h>
      <text:h text:style-name="P3" text:outline-level="3">Pizzas Doces</text:h>
      <text:p text:style-name="P1">BANANA - banana, leite condensado, açúcar e canela<text:line-break/>BRIGADEIRO - creme de brigadeiro, chocolate granulado e cerejas<text:line-break/>PRESTÍGIO creme de leite condensado com côco ralado e chocolate ao leite<text:line-break/>ROMEU E JULIETA - goiabada, catupiry e muzzarel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13$Win32 OpenOffice.org_project/4113m1$Build-9810</meta:generator>
    <dc:date>2023-03-06T13:31:40.77</dc:date>
    <meta:document-statistic meta:table-count="0" meta:image-count="0" meta:object-count="0" meta:page-count="2" meta:paragraph-count="4" meta:word-count="548" meta:character-count="3836"/>
    <meta:user-defined meta:name="Info 1"/>
    <meta:user-defined meta:name="Info 2"/>
    <meta:user-defined meta:name="Info 3"/>
    <meta:user-defined meta:name="Info 4"/>
  </office:meta>
</office:document-meta>
</file>